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page-number="1"/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9in" style:use-optimal-column-width="false"/>
    </style:style>
    <style:style style:name="TableColumn15" style:family="table-column">
      <style:table-column-properties style:column-width="5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min-row-height="0.270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8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0" style:parent-style-name="Normal" style:family="paragraph">
      <style:paragraph-properties fo:border="0in solid #FFFFFF" fo:padding="0.4305in" style:shadow="#000000 0in 0in"/>
    </style:style>
    <style:style style:name="T21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4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6" style:parent-style-name="Normal" style:family="paragraph">
      <style:paragraph-properties fo:border="0in solid #FFFFFF" fo:padding="0.4305in" style:shadow="#000000 0in 0in"/>
    </style:style>
    <style:style style:name="T27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8" style:family="table-row">
      <style:table-row-properties style:min-row-height="0.2291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30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32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35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37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color="#000000" fo:font-size="12pt" style:font-size-asian="12pt" style:font-size-complex="12pt"/>
    </style:style>
    <style:style style:name="P38" style:parent-style-name="Normal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39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40" style:parent-style-name="Normal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43" style:family="table-column">
      <style:table-column-properties style:column-width="2.4333in" style:use-optimal-column-width="false"/>
    </style:style>
    <style:style style:name="TableColumn44" style:family="table-column">
      <style:table-column-properties style:column-width="0.3805in" style:use-optimal-column-width="false"/>
    </style:style>
    <style:style style:name="TableColumn45" style:family="table-column">
      <style:table-column-properties style:column-width="0.434in" style:use-optimal-column-width="false"/>
    </style:style>
    <style:style style:name="TableColumn46" style:family="table-column">
      <style:table-column-properties style:column-width="3.327in" style:use-optimal-column-width="false"/>
    </style:style>
    <style:style style:name="Table42" style:family="table">
      <style:table-properties style:width="6.575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49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51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53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P55" style:parent-style-name="Normal" style:family="paragraph">
      <style:paragraph-properties fo:widows="0" fo:orphans="0" fo:border="0in solid #FFFFFF" fo:padding="0.4305in" style:shadow="#000000 0in 0in" fo:line-height="115%"/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57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59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P60" style:parent-style-name="Normal" style:family="paragraph">
      <style:paragraph-properties fo:widows="0" fo:orphans="0" fo:border="0in solid #FFFFFF" fo:padding="0.4305in" style:shadow="#000000 0in 0in" fo:line-height="115%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63" style:parent-style-name="Normal" style:family="paragraph">
      <style:paragraph-properties fo:widows="0" fo:orphans="0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5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67" style:parent-style-name="Normal" style:family="paragraph">
      <style:paragraph-properties fo:border="0in solid #FFFFFF" fo:padding="0.4305in" style:shadow="#000000 0in 0in" fo:text-align="justify"/>
    </style:style>
    <style:style style:name="T68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7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7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3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5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7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9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1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3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85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88" style:parent-style-name="Normal" style:family="paragraph">
      <style:paragraph-properties fo:border="0in solid #FFFFFF" fo:padding="0.4305in" style:shadow="#000000 0in 0in" fo:text-align="end"/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90" style:parent-style-name="Normal" style:family="paragraph">
      <style:paragraph-properties fo:border="0in solid #FFFFFF" fo:padding="0.4305in" style:shadow="#000000 0in 0in" fo:text-align="center"/>
    </style:style>
    <style:style style:name="T91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93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94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95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96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98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99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0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1" style:parent-style-name="Normal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2" style:parent-style-name="Normal" style:family="paragraph">
      <style:paragraph-properties fo:break-before="page"/>
    </style:style>
    <style:style style:name="T103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04" style:parent-style-name="Heading1" style:family="paragraph">
      <style:paragraph-properties fo:margin-left="0in" fo:text-indent="0in">
        <style:tab-stops/>
      </style:paragraph-properties>
    </style:style>
    <style:style style:name="T10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0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0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09" style:family="table-column">
      <style:table-column-properties style:column-width="2.5694in" style:use-optimal-column-width="false"/>
    </style:style>
    <style:style style:name="TableColumn110" style:family="table-column">
      <style:table-column-properties style:column-width="0.55in" style:use-optimal-column-width="false"/>
    </style:style>
    <style:style style:name="TableColumn111" style:family="table-column">
      <style:table-column-properties style:column-width="0.65in" style:use-optimal-column-width="false"/>
    </style:style>
    <style:style style:name="TableColumn112" style:family="table-column">
      <style:table-column-properties style:column-width="0.6034in" style:use-optimal-column-width="false"/>
    </style:style>
    <style:style style:name="TableColumn113" style:family="table-column">
      <style:table-column-properties style:column-width="0.5493in" style:use-optimal-column-width="false"/>
    </style:style>
    <style:style style:name="TableColumn114" style:family="table-column">
      <style:table-column-properties style:column-width="0.5965in" style:use-optimal-column-width="false"/>
    </style:style>
    <style:style style:name="TableColumn115" style:family="table-column">
      <style:table-column-properties style:column-width="0.6048in" style:use-optimal-column-width="false"/>
    </style:style>
    <style:style style:name="Table108" style:family="table">
      <style:table-properties style:width="6.1236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18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20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121" style:parent-style-name="Normal" style:family="paragraph">
      <style:paragraph-properties fo:border="0in solid #FFFFFF" fo:padding="0.4305in" style:shadow="#000000 0in 0in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22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123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P125" style:parent-style-name="Normal" style:family="paragraph">
      <style:paragraph-properties fo:widows="0" fo:orphans="0" fo:border="0in solid #FFFFFF" fo:padding="0.4305in" style:shadow="#000000 0in 0in" fo:line-height="115%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27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29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31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33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35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137" style:parent-style-name="Normal" style:family="paragraph">
      <style:paragraph-properties fo:border="0in solid #FFFFFF" fo:padding="0.4305in" style:shadow="#000000 0in 0in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4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4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4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4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4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50" style:parent-style-name="Normal" style:family="paragraph">
      <style:paragraph-properties fo:border="0in solid #FFFFFF" fo:padding="0.4305in" style:shadow="#000000 0in 0in" fo:text-align="justify"/>
    </style:style>
    <style:style style:name="T151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153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5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5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6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6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6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66" style:parent-style-name="Normal" style:family="paragraph">
      <style:paragraph-properties fo:border="0in solid #FFFFFF" fo:padding="0.4305in" style:shadow="#000000 0in 0in" fo:text-align="justify"/>
    </style:style>
    <style:style style:name="T167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169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7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7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7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7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8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82" style:parent-style-name="Normal" style:family="paragraph">
      <style:paragraph-properties fo:border="0in solid #FFFFFF" fo:padding="0.4305in" style:shadow="#000000 0in 0in" fo:text-align="justify"/>
    </style:style>
    <style:style style:name="T183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184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185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86" style:family="table-row">
      <style:table-row-properties style:min-row-height="0.2916in" style:use-optimal-row-height="false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8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9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9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9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9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198" style:parent-style-name="Normal" style:family="paragraph">
      <style:paragraph-properties fo:border="0in solid #FFFFFF" fo:padding="0.4305in" style:shadow="#000000 0in 0in" fo:text-align="justify"/>
    </style:style>
    <style:style style:name="T199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01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0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0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0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1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1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14" style:parent-style-name="Normal" style:family="paragraph">
      <style:paragraph-properties fo:border="0in solid #FFFFFF" fo:padding="0.4305in" style:shadow="#000000 0in 0in" fo:text-align="justify"/>
    </style:style>
    <style:style style:name="T215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17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2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2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2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2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2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30" style:parent-style-name="Normal" style:family="paragraph">
      <style:paragraph-properties fo:border="0in solid #FFFFFF" fo:padding="0.4305in" style:shadow="#000000 0in 0in" fo:text-align="justify"/>
    </style:style>
    <style:style style:name="T231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32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33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3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3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4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4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4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46" style:parent-style-name="Normal" style:family="paragraph">
      <style:paragraph-properties fo:border="0in solid #FFFFFF" fo:padding="0.4305in" style:shadow="#000000 0in 0in" fo:text-align="justify"/>
    </style:style>
    <style:style style:name="T247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49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5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5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5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5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6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62" style:parent-style-name="Normal" style:family="paragraph">
      <style:paragraph-properties fo:border="0in solid #FFFFFF" fo:padding="0.4305in" style:shadow="#000000 0in 0in" fo:text-align="justify"/>
    </style:style>
    <style:style style:name="T263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65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6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7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7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7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7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78" style:parent-style-name="Normal" style:family="paragraph">
      <style:paragraph-properties fo:border="0in solid #FFFFFF" fo:padding="0.4305in" style:shadow="#000000 0in 0in" fo:text-align="justify"/>
    </style:style>
    <style:style style:name="T279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81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84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86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88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90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92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75in" fo:padding-bottom="0.0381in" fo:padding-right="0.0381in"/>
    </style:style>
    <style:style style:name="P294" style:parent-style-name="Normal" style:family="paragraph">
      <style:paragraph-properties fo:border="0in solid #FFFFFF" fo:padding="0.4305in" style:shadow="#000000 0in 0in" fo:text-align="justify"/>
    </style:style>
    <style:style style:name="T295" style:parent-style-name="DefaultParagraphFont" style:family="text">
      <style:text-properties style:font-name="Segoe UI Symbol" style:font-name-complex="Segoe UI Symbol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75in" fo:padding-bottom="0.0381in" fo:padding-right="0.0381in"/>
    </style:style>
    <style:style style:name="P297" style:parent-style-name="Normal" style:family="paragraph">
      <style:paragraph-properties fo:border="0in solid #FFFFFF" fo:padding="0.4305in" style:shadow="#000000 0in 0in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98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299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/>Sprint Review Checklist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print No.</text:p>
          </table:table-cell>
          <table:table-cell table:style-name="TableCell19">
            <text:p text:style-name="P20"><text:span text:style-name="T21">4</text:span></text:p>
          </table:table-cell>
        </table:table-row>
        <table:table-row table:style-name="TableRow22">
          <table:table-cell table:style-name="TableCell23">
            <text:p text:style-name="P24">Project Name</text:p>
          </table:table-cell>
          <table:table-cell table:style-name="TableCell25">
            <text:p text:style-name="P26"><text:span text:style-name="T27">GetUP</text:span></text:p>
          </table:table-cell>
        </table:table-row>
        <table:table-row table:style-name="TableRow28">
          <table:table-cell table:style-name="TableCell29">
            <text:p text:style-name="P30">Reviewer’s Name</text:p>
          </table:table-cell>
          <table:table-cell table:style-name="TableCell31">
            <text:p text:style-name="P32">Gab Datiles</text:p>
          </table:table-cell>
        </table:table-row>
        <table:table-row table:style-name="TableRow33">
          <table:table-cell table:style-name="TableCell34">
            <text:p text:style-name="P35">Review Date</text:p>
          </table:table-cell>
          <table:table-cell table:style-name="TableCell36">
            <text:p text:style-name="P37">March 5, 2020</text:p>
          </table:table-cell>
        </table:table-row>
      </table:table>
      <text:p text:style-name="P38"/>
      <text:p text:style-name="P39">This checklist is to be used to assess if sprint goals have been achieved during the sprint. <text:s/>Particularly, if the target features of the software have been built based on user acceptance criteria.</text:p>
      <text:p text:style-name="P40"/>
      <text:p text:style-name="P41">Functional Goals: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rows-spanned="2">
            <text:p text:style-name="P49">User Acceptance Criteria</text:p>
          </table:table-cell>
          <table:table-cell table:style-name="TableCell50" table:number-columns-spanned="2">
            <text:p text:style-name="P51">Compliance</text:p>
          </table:table-cell>
          <table:covered-table-cell/>
          <table:table-cell table:style-name="TableCell52" table:number-rows-spanned="2">
            <text:p text:style-name="P53">Remarks</text:p>
          </table:table-cell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>Yes</text:p>
          </table:table-cell>
          <table:table-cell table:style-name="TableCell58">
            <text:p text:style-name="P59">No</text:p>
          </table:table-cell>
          <table:covered-table-cell>
            <text:p text:style-name="P60"/>
          </table:covered-table-cell>
        </table:table-row>
        <table:table-row table:style-name="TableRow61">
          <table:table-cell table:style-name="TableCell62">
            <text:p text:style-name="P63"><text:span text:style-name="T64">Code full implementation of <text:s/></text:span><text:span text:style-name="T65">User Roles (Admin and Regular User)</text:span></text:p>
          </table:table-cell>
          <table:table-cell table:style-name="TableCell66">
            <text:p text:style-name="P67"><text:span text:style-name="T68">✓</text:span></text:p>
          </table:table-cell>
          <table:table-cell table:style-name="TableCell69">
            <text:p text:style-name="P70"/>
          </table:table-cell>
          <table:table-cell table:style-name="TableCell71">
            <text:p text:style-name="P72">Both frontend and backend,</text:p>
            <text:p text:style-name="P73">Only admins can do the following function:</text:p>
            <text:list text:style-name="LFO1" text:continue-numbering="true">
              <text:list-item>
                <text:p text:style-name="P74">delete ANYBODY’s review</text:p>
              </text:list-item>
              <text:list-item>
                <text:p text:style-name="P75">add a Workout</text:p>
              </text:list-item>
              <text:list-item>
                <text:p text:style-name="P76">delete a Workout</text:p>
              </text:list-item>
              <text:list-item>
                <text:p text:style-name="P77">update a Workout</text:p>
              </text:list-item>
              <text:list-item>
                <text:p text:style-name="P78">add a Review</text:p>
              </text:list-item>
              <text:list-item>
                <text:p text:style-name="P79">view BOTH approved and pending workouts</text:p>
              </text:list-item>
              <text:list-item>
                <text:p text:style-name="P80">approve Workout (New functionality)</text:p>
              </text:list-item>
            </text:list>
            <text:p text:style-name="P81"/>
            <text:p text:style-name="P82">Regular Users can do the following actions:</text:p>
            <text:list text:style-name="LFO2" text:continue-numbering="true">
              <text:list-item>
                <text:p text:style-name="P83">add a Review</text:p>
              </text:list-item>
              <text:list-item>
                <text:p text:style-name="P84">delete one’s own review</text:p>
              </text:list-item>
              <text:list-item>
                <text:p text:style-name="P85">view approved workouts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TOTAL</text:p>
          </table:table-cell>
          <table:table-cell table:style-name="TableCell89">
            <text:p text:style-name="P90"><text:span text:style-name="T91">1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Normal"><text:span text:style-name="T97">Tester's Comments:</text:span></text:p>
      <text:p text:style-name="P98"/>
      <text:p text:style-name="P99"/>
      <text:p text:style-name="P100"/>
      <text:p text:style-name="P101"/>
      <text:p text:style-name="P102"/>
      <text:soft-page-break/>
      <text:p text:style-name="Normal"><text:span text:style-name="T103">Usability Goals:</text:span></text:p>
      <text:list text:style-name="LFO3" text:continue-numbering="true">
        <text:list-item>
          <text:p text:style-name="P104"><text:span text:style-name="T105">If interfaces will be delivered at the end of the sprint, <text:s/>evaluate the system according to Nielsen's Usability Heuristics. <text:s text:c="3"/>For items that are not applicable, check<text:s/></text:span><text:span text:style-name="T106">NA</text:span><text:span text:style-name="T107">.</text:span></text:p>
        </text:list-item>
      </text:list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rows-spanned="2">
            <text:p text:style-name="P118">Nielsen's Usability Heuristics</text:p>
          </table:table-cell>
          <table:table-cell table:style-name="TableCell119" table:number-columns-spanned="5">
            <text:p text:style-name="P120"><text:s/>Strongly <text:s text:c="70"/>Strongly</text:p>
            <text:p text:style-name="P121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2">
            <text:p text:style-name="P123">NA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1</text:p>
          </table:table-cell>
          <table:table-cell table:style-name="TableCell128">
            <text:p text:style-name="P129">2</text:p>
          </table:table-cell>
          <table:table-cell table:style-name="TableCell130">
            <text:p text:style-name="P131">3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5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imple and Natural Dialogue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<text:span text:style-name="T151">✓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peaks the Users' Languag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<text:span text:style-name="T167">✓</text:span>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Minimize User Memory Load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<text:span text:style-name="T183">✓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Consistency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><text:span text:style-name="T199">✓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Feedback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><text:span text:style-name="T215">✓</text:span>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Clearly Marked Exits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<text:span text:style-name="T231">✓</text:span>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Shortcuts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<text:span text:style-name="T247">✓</text:span>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Good Error Messages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<text:span text:style-name="T263">✓</text:span>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Prevent Errors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<text:span text:style-name="T279">✓</text:span>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Help and Documentation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✓</text:span></text:p>
          </table:table-cell>
          <table:table-cell table:style-name="TableCell296">
            <text:p text:style-name="P297"/>
          </table:table-cell>
        </table:table-row>
      </table:table>
      <text:list text:style-name="LFO3" text:continue-numbering="true">
        <text:list-item>
          <text:p text:style-name="P298"/>
        </text:list-item>
      </text:list>
      <text:list text:style-name="LFO3" text:continue-numbering="true">
        <text:list-item>
          <text:p text:style-name="P299">Reviewer’s Comments:<text:line-break/></text:p>
        </text:list-item>
      </text:list>
      <text:p text:style-name="Normal"><text:span text:style-name="T300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border-top="0in solid #FFFFFF" fo:border-left="0in solid #FFFFFF" fo:border-bottom="0.0069in solid #000000" fo:border-right="0in solid #FFFFFF" fo:padding-top="0.4305in" fo:padding-left="0.4305in" fo:padding-bottom="0.0138in" fo:padding-right="0.4305in" style:shadow="#000000 0.0069in 0in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1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span text:style-name="T1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TILES</meta:initial-creator>
    <dc:creator>DATILES</dc:creator>
    <meta:creation-date>2020-03-13T15:26:00Z</meta:creation-date>
    <dc:date>2020-03-13T15:27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49" meta:character-count="1666" meta:row-count="11" meta:non-whitespace-character-count="1420"/>
  </office:meta>
</office:document-meta>
</file>